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0.693cm" style:rel-column-width="2672*"/>
    </style:style>
    <style:style style:name="Tableau1.B" style:family="table-column">
      <style:table-column-properties style:column-width="16.307cm" style:rel-column-width="62863*"/>
    </style:style>
    <style:style style:name="Tableau1.A1" style:family="table-cell">
      <style:table-cell-properties fo:padding="0.097cm"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rsid="0011731b" officeooo:paragraph-rsid="0011731b"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officeooo:rsid="000af9ba" officeooo:paragraph-rsid="000af9ba"/>
    </style:style>
    <style:style style:name="P5" style:family="paragraph" style:parent-style-name="Standard">
      <style:text-properties fo:font-weight="normal" officeooo:rsid="000b2eb8" officeooo:paragraph-rsid="000b2eb8" style:font-weight-asian="normal" style:font-weight-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0c7af"/>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line-height="150%" fo:text-align="end" style:justify-single-word="false"/>
      <style:text-properties fo:font-style="italic" officeooo:rsid="0010c7af" officeooo:paragraph-rsid="0010c7af" style:font-style-asian="italic" style:font-style-complex="italic"/>
    </style:style>
    <style:style style:name="P10" style:family="paragraph" style:parent-style-name="Standard">
      <style:text-properties officeooo:rsid="0011731b" officeooo:paragraph-rsid="0011731b"/>
    </style:style>
    <style:style style:name="P11" style:family="paragraph" style:parent-style-name="Standard">
      <style:text-properties officeooo:paragraph-rsid="000af9ba"/>
    </style:style>
    <style:style style:name="P12" style:family="paragraph" style:parent-style-name="Standard">
      <style:paragraph-properties fo:text-align="justify" style:justify-single-word="false"/>
      <style:text-properties officeooo:rsid="0011731b" officeooo:paragraph-rsid="0011731b"/>
    </style:style>
    <style:style style:name="P13" style:family="paragraph" style:parent-style-name="Standard">
      <style:paragraph-properties fo:text-align="justify" style:justify-single-word="false"/>
      <style:text-properties fo:font-weight="normal" officeooo:rsid="0012d109" officeooo:paragraph-rsid="0012d109" style:font-weight-asian="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fo:font-weight="normal" officeooo:rsid="0012d109" officeooo:paragraph-rsid="0012d109" style:font-weight-asian="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font-weight="normal" officeooo:rsid="00135642" officeooo:paragraph-rsid="00135642" style:font-weight-asian="normal"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font-weight="normal" officeooo:rsid="00135642" officeooo:paragraph-rsid="00135642" style:font-weight-asian="normal" style:font-weight-complex="normal"/>
    </style:style>
    <style:style style:name="P17" style:family="paragraph" style:parent-style-name="Standard">
      <style:paragraph-properties fo:line-height="150%" fo:text-align="end" style:justify-single-word="false"/>
      <style:text-properties fo:font-style="italic" officeooo:rsid="0010c7af" officeooo:paragraph-rsid="0010c7af" style:font-style-asian="italic" style:font-style-complex="italic"/>
    </style:style>
    <style:style style:name="P18" style:family="paragraph" style:parent-style-name="Standard">
      <style:paragraph-properties fo:margin-left="0cm" fo:margin-right="0cm" fo:text-align="justify" style:justify-single-word="false" fo:text-indent="0cm" style:auto-text-indent="false"/>
      <style:text-properties fo:font-weight="bold" officeooo:rsid="00135642" officeooo:paragraph-rsid="00135642" style:font-weight-asian="bold" style:font-weight-complex="bold"/>
    </style:style>
    <style:style style:name="P19" style:family="paragraph" style:parent-style-name="Standard">
      <style:paragraph-properties fo:break-before="page"/>
      <style:text-properties officeooo:rsid="000b2eb8" officeooo:paragraph-rsid="000b2eb8"/>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135642" officeooo:paragraph-rsid="00135642"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23869" style:font-style-asian="italic" style:font-style-complex="italic"/>
    </style:style>
    <style:style style:name="T3" style:family="text">
      <style:text-properties fo:font-style="italic" officeooo:rsid="00165ef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35642" style:font-weight-asian="bold" style:font-weight-complex="bold"/>
    </style:style>
    <style:style style:name="T6" style:family="text">
      <style:text-properties officeooo:rsid="000fc2be"/>
    </style:style>
    <style:style style:name="T7" style:family="text">
      <style:text-properties officeooo:rsid="00123869"/>
    </style:style>
    <style:style style:name="T8" style:family="text">
      <style:text-properties fo:font-style="normal" style:font-style-asian="normal" style:font-style-complex="normal"/>
    </style:style>
    <style:style style:name="T9" style:family="text">
      <style:text-properties fo:font-style="normal" officeooo:rsid="00123869" style:font-style-asian="normal" style:font-style-complex="normal"/>
    </style:style>
    <style:style style:name="T10" style:family="text">
      <style:text-properties fo:font-style="normal" officeooo:rsid="00135642" style:font-style-asian="normal" style:font-style-complex="normal"/>
    </style:style>
    <style:style style:name="T11" style:family="text">
      <style:text-properties fo:font-style="normal" officeooo:rsid="0014f165" style:font-style-asian="normal" style:font-style-complex="normal"/>
    </style:style>
    <style:style style:name="T12" style:family="text">
      <style:text-properties fo:font-style="normal" officeooo:rsid="00165ef8" style:font-style-asian="normal" style:font-style-complex="normal"/>
    </style:style>
    <style:style style:name="T13" style:family="text">
      <style:text-properties fo:font-style="normal" fo:font-weight="bold" officeooo:rsid="00135642" style:font-style-asian="normal" style:font-weight-asian="bold" style:font-style-complex="normal" style:font-weight-complex="bold"/>
    </style:style>
    <style:style style:name="T14" style:family="text">
      <style:text-properties officeooo:rsid="00165e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écrire, figurer, imaginer</text:p>
      <text:p text:style-name="P1">Activité <text:span text:style-name="T6">1</text:span> : <text:span text:style-name="T6">décrire</text:span></text:p>
      <text:p text:style-name="Standard"/>
      <text:p text:style-name="P4"><text:span text:style-name="T4">Objectif :</text:span> maîtriser la méthode de l’explication de texte</text:p>
      <text:p text:style-name="P11"/>
      <table:table table:name="Tableau1" table:style-name="Tableau1">
        <table:table-column table:style-name="Tableau1.A"/>
        <table:table-column table:style-name="Tableau1.B"/>
        <table:table-row table:style-name="TableLine1958973674720">
          <table:table-cell table:style-name="Tableau1.A1" office:value-type="string">
            <text:p text:style-name="P9">1</text:p>
            <text:p text:style-name="P9"/>
            <text:p text:style-name="P9"/>
            <text:p text:style-name="P9"/>
            <text:p text:style-name="P9">5</text:p>
            <text:p text:style-name="P9"/>
            <text:p text:style-name="P9"/>
            <text:p text:style-name="P9"/>
            <text:p text:style-name="P9"/>
            <text:p text:style-name="P9">10</text:p>
            <text:p text:style-name="P9"/>
            <text:p text:style-name="P9"/>
            <text:p text:style-name="P9"/>
            <text:p text:style-name="P9"/>
            <text:p text:style-name="P9">15</text:p>
            <text:p text:style-name="P9"/>
            <text:p text:style-name="P9"/>
            <text:p text:style-name="P9"/>
          </table:table-cell>
          <table:table-cell table:style-name="Tableau1.A1" office:value-type="string">
            <text:p text:style-name="P7"><text:tab/>Décrire les différentes productions de la nature, c’est tracer leur portrait, et en faire un tableau qui les représente, tant à l’intérieur qu’à l’extérieur, sous des faces et dans des états différents. Les descriptions n’auraient point de limites, si on les étendait indistinctement à tous les êtres de la nature, à toutes les variétés de leurs formes, et à tous les détails de leur conformation ou de leur organisation. Un livre qui contiendrait tant et de si longues descriptions, loin de nous donner des idées claires et distinctes des corps qui couvrent la terre et de ceux qui la composent, ne présenterait à l’esprit que des figures informes et gigantesques dispersées sans ordre et tracées sans proportion : les plus grands efforts de l’imagination ne suffiraient pas pour les apercevoir, et l’attention la plus profonde n’y ferait concevoir aucun arrangement. Tel serait un tas énorme et confus formé par les débris d’une multitude de machines ; on n’y reconnaîtrait que des parties détachées, sans en voir les rapports et l’assemblage. […]</text:p>
            <text:p text:style-name="P7"><text:tab/>Quelque perfection que l’on puisse donner à une description, ce n’est qu’une peinture vaine et le sujet d’une curiosité frivole, si on ne se propose un objet plus réel pour l’avancement de nos vraies connaissances en Histoire naturelle. Lorsqu’on décrit un être, il faut observer les rapports qu’il a avec les autres êtres de la nature ; ce n’est qu’en les comparant ainsi que l’on peut découvrir les ressemblances et les différences qui se trouvent entre eux, et établir une suite de faits qui donne des connaissances générales.</text:p>
          </table:table-cell>
        </table:table-row>
      </table:table>
      <text:p text:style-name="P6"/>
      <text:p text:style-name="P3">Louis Jean-Marie Daubenton, Article « Description », <text:span text:style-name="T1">Encyclopédie ou Dictionnaire raisonné des sciences, des arts et des métiers</text:span></text:p>
      <text:p text:style-name="Standard"/>
      <text:p text:style-name="Standard"/>
      <text:p text:style-name="P2">1. Le contexte du texte</text:p>
      <text:p text:style-name="P10"/>
      <text:p text:style-name="P12"><text:tab/>Louis Jean-Marie Daubenton est un médecin et naturaliste français du XVIIIe siècle. Un « naturaliste » désigne un spécialiste de l’« histoire naturelle », c’est-à-dire de l’activité scientifique qui vise à décrire toutes les formes produites par la nature (plantes, animaux <text:span text:style-name="T7">et</text:span> minéraux). <text:span text:style-name="T7">La vie de Daubenton est intimement liée à celle de Georges-Louis Leclerc de Buffon, l’intendant du Jardin royal des plantes (qui deviendra le Muséum national d'histoire naturelle). Daubenton collabore avec Buffon à la conception de la plus grande collection encyclopédique de l’époque, l’</text:span><text:span text:style-name="T2">Histoire naturelle </text:span><text:span text:style-name="T9">en 36 volumes.</text:span></text:p>
      <text:p text:style-name="P19"><text:span text:style-name="T5">2</text:span><text:span text:style-name="T4">. Travail de compréhension du texte</text:span></text:p>
      <text:p text:style-name="P5"/>
      <text:p text:style-name="P13">- <text:span text:style-name="T14">Avant tout, essayez de définir ce que signifie le fait de </text:span><text:span text:style-name="T3">décrire </text:span><text:span text:style-name="T12">quelque chose</text:span><text:span text:style-name="T14">.</text:span></text:p>
      <text:p text:style-name="P13"/>
      <text:p text:style-name="P13">- Expliquez la phrase « Les descriptions n’auraient point de limites, si on les étendait indistinctement à tous les êtres de la nature, à toutes les variétés de leurs formes, et à tous les détails de leur conformation ou de leur organisation. » <text:span text:style-name="T14">(lignes 3-5).</text:span> Est-il possible de décrire <text:span text:style-name="T1">complètement</text:span><text:span text:style-name="T8"> un être ? Essayez par exemple de décrire </text:span><text:span text:style-name="T1">complètement </text:span><text:span text:style-name="T8">votre voisin de classe.</text:span></text:p>
      <text:p text:style-name="P13"><text:span text:style-name="T8"/></text:p>
      <text:p text:style-name="P13"><text:span text:style-name="T8">- lignes 5-10 : Si on voulait décrire </text:span><text:span text:style-name="T1">complètement</text:span><text:span text:style-name="T8"> les productions de la nature, quelle qualité essentielle perdrait-on ?</text:span></text:p>
      <text:p text:style-name="P13"><text:span text:style-name="T8"/></text:p>
      <text:p text:style-name="P13"><text:span text:style-name="T8">- lignes 10-12 : Analysez la métaphore du « tas de débris d’une multitude de machines ». Pour comprendre comment fonctionne une machine, que faut-il expliquer ? Peut-on simplement se contenter de décrire chaque rouage un par un ? Ce rapprochement entre les productions de la nature et les machines vous semble-t-il pertinent ? Qu’est-ce que cela implique pour l’</text:span><text:span text:style-name="T1">histoire naturelle</text:span><text:span text:style-name="T8">, qui vise à établir une description fidèle des productions de la nature ?</text:span></text:p>
      <text:p text:style-name="P13"><text:span text:style-name="T8"/></text:p>
      <text:p text:style-name="P13"><text:span text:style-name="T8">- lignes 13-1</text:span><text:span text:style-name="T10">8</text:span><text:span text:style-name="T8"> : Daubenton semble dire qu’une description « parfaite » peut en même temps n’avoir aucune valeur réelle. Essayez de comprendre ce qui, d’après lui, donne sa véritable valeur à une description.</text:span></text:p>
      <text:p text:style-name="P13"><text:span text:style-name="T8"/></text:p>
      <text:p text:style-name="P20"><text:span text:style-name="T8">Synthèse :</text:span></text:p>
      <text:p text:style-name="P14"><text:span text:style-name="T8">- </text:span><text:span text:style-name="T10">Essayez de formuler la </text:span><text:span text:style-name="T13">thèse générale</text:span><text:span text:style-name="T10"> de Daubenton dans ce texte</text:span></text:p>
      <text:p text:style-name="P14"><text:span text:style-name="T10">- Synthétisez son </text:span><text:span text:style-name="T13">argumentation</text:span></text:p>
      <text:p text:style-name="P14"><text:span text:style-name="T10">- Identifiez l’</text:span><text:span text:style-name="T13">opinion commune</text:span><text:span text:style-name="T10"> à laquelle Daubenton s’oppose, </text:span><text:span text:style-name="T11">et demandez-vous ce qui justifie cette opinion commune</text:span></text:p>
      <text:p text:style-name="P14"><text:span text:style-name="T10">- Exercez votre </text:span><text:span text:style-name="T13">esprit critique</text:span><text:span text:style-name="T10"> : la thèse de Daubenton vous semble-t-elle juste ? Dans quelle mesure ?</text:span></text:p>
      <text:p text:style-name="P14"><text:span text:style-name="T10"/></text:p>
      <text:p text:style-name="P14"><text:span text:style-name="T10"/></text:p>
      <text:p text:style-name="P18"><text:span text:style-name="T8">3. Réalisation de la réponse à la question d’interprétation</text:span></text:p>
      <text:p text:style-name="P15"><text:span text:style-name="T8"/></text:p>
      <text:p text:style-name="P15"><text:span text:style-name="T8">En fonction des éléments que vous avez dégagés, construisez une réponse à la question d’interprétation suivante :</text:span></text:p>
      <text:p text:style-name="P15"><text:span text:style-name="T8"/></text:p>
      <text:p text:style-name="P16"><text:span text:style-name="T8">« Une description est-elle d’autant meilleure qu’elle est précise ?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035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3T17:51:13.259000000</meta:creation-date>
    <dc:title>Page vierge</dc:title>
    <meta:generator>LibreOffice/7.3.1.3$Windows_X86_64 LibreOffice_project/a69ca51ded25f3eefd52d7bf9a5fad8c90b87951</meta:generator>
    <meta:editing-duration>PT1H16M19S</meta:editing-duration>
    <meta:editing-cycles>14</meta:editing-cycles>
    <dc:date>2022-11-10T15:11:24.255000000</dc:date>
    <meta:document-statistic meta:table-count="1" meta:image-count="0" meta:object-count="0" meta:page-count="2" meta:paragraph-count="26" meta:word-count="692" meta:character-count="4293" meta:non-whitespace-character-count="3624"/>
    <meta:template xlink:type="simple" xlink:actuate="onRequest" xlink:title="Page vierge" xlink:href="../../../../../../AppData/Roaming/LibreOffice/4/user/template/Page%20vierge1.ott" meta:date="2022-11-03T17:51:12.905000000"/>
  </office:meta>
</office:document-meta>
</file>